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margin-left="0in" fo:margin-right="0in" fo:text-indent="0in" style:auto-text-indent="false"/>
    </style:style>
    <style:style style:name="P2" style:family="paragraph" style:parent-style-name="Heading_20_4" style:master-page-name="">
      <loext:graphic-properties draw:fill="none"/>
      <style:paragraph-properties fo:margin-left="0in" fo:margin-right="0.2756in" fo:margin-top="0.0835in" fo:margin-bottom="0.0835in" style:contextual-spacing="false" fo:text-indent="0in" style:auto-text-indent="false" style:page-number="auto" fo:background-color="transparent" fo:keep-with-next="always"/>
    </style:style>
    <style:style style:name="P3" style:family="paragraph" style:parent-style-name="Standard">
      <style:paragraph-properties fo:text-align="center" style:justify-single-word="false"/>
      <style:text-properties fo:font-size="18pt" fo:font-style="normal" fo:font-weight="bold" officeooo:rsid="001a060e" officeooo:paragraph-rsid="001a060e" style:font-size-asian="18pt" style:font-style-asian="normal" style:font-weight-asian="bold" style:font-size-complex="18pt" style:font-style-complex="normal" style:font-weight-complex="bold"/>
    </style:style>
    <style:style style:name="P4" style:family="paragraph" style:parent-style-name="Heading_20_4">
      <style:paragraph-properties fo:margin-left="0in" fo:margin-right="0in" fo:text-indent="0in" style:auto-text-indent="false"/>
      <style:text-properties officeooo:paragraph-rsid="0013e44b"/>
    </style:style>
    <style:style style:name="P5" style:family="paragraph" style:parent-style-name="Standard">
      <style:text-properties fo:font-size="12pt" officeooo:rsid="001122c6" officeooo:paragraph-rsid="001122c6" style:font-size-asian="12pt" style:font-size-complex="12pt"/>
    </style:style>
    <style:style style:name="P6" style:family="paragraph" style:parent-style-name="Standard">
      <style:text-properties fo:font-size="12pt" officeooo:rsid="001122c6" officeooo:paragraph-rsid="0012a431" style:font-size-asian="12pt" style:font-size-complex="12pt"/>
    </style:style>
    <style:style style:name="P7" style:family="paragraph" style:parent-style-name="Standard">
      <style:text-properties fo:font-size="12pt" officeooo:rsid="0012a431" officeooo:paragraph-rsid="0012a431" style:font-size-asian="12pt" style:font-size-complex="12pt"/>
    </style:style>
    <style:style style:name="P8" style:family="paragraph" style:parent-style-name="Standard">
      <style:text-properties fo:font-size="12pt" officeooo:rsid="0013e44b" officeooo:paragraph-rsid="0013e44b" style:font-size-asian="12pt" style:font-size-complex="12pt"/>
    </style:style>
    <style:style style:name="P9" style:family="paragraph" style:parent-style-name="Standard">
      <style:text-properties fo:font-size="12pt" officeooo:rsid="00145373" officeooo:paragraph-rsid="00145373" style:font-size-asian="12pt" style:font-size-complex="12pt"/>
    </style:style>
    <style:style style:name="P10" style:family="paragraph" style:parent-style-name="Standard">
      <style:text-properties fo:font-size="12pt" officeooo:rsid="00196552" officeooo:paragraph-rsid="00196552" style:font-size-asian="12pt" style:font-size-complex="12pt"/>
    </style:style>
    <style:style style:name="P11" style:family="paragraph" style:parent-style-name="Standard">
      <style:text-properties fo:font-size="12pt" officeooo:rsid="001a060e" officeooo:paragraph-rsid="001a060e" style:font-size-asian="12pt" style:font-size-complex="12pt"/>
    </style:style>
    <style:style style:name="P12" style:family="paragraph" style:parent-style-name="Standard">
      <style:text-properties fo:font-size="12pt" fo:font-weight="bold" officeooo:rsid="001a060e" officeooo:paragraph-rsid="001a060e" style:font-size-asian="12pt" style:font-weight-asian="bold" style:font-size-complex="12pt" style:font-weight-complex="bold"/>
    </style:style>
    <style:style style:name="P13" style:family="paragraph" style:parent-style-name="Standard">
      <style:text-properties fo:font-size="12pt" fo:font-weight="bold" officeooo:rsid="001122c6" officeooo:paragraph-rsid="001122c6" style:font-size-asian="12pt" style:font-weight-asian="bold" style:font-size-complex="12pt" style:font-weight-complex="bold"/>
    </style:style>
    <style:style style:name="P14" style:family="paragraph" style:parent-style-name="Standard">
      <style:text-properties fo:font-size="12pt" fo:font-weight="bold" officeooo:rsid="0012a431" officeooo:paragraph-rsid="0012a431" style:font-size-asian="12pt" style:font-weight-asian="bold" style:font-size-complex="12pt" style:font-weight-complex="bold"/>
    </style:style>
    <style:style style:name="P15" style:family="paragraph" style:parent-style-name="Standard">
      <style:text-properties fo:font-size="12pt" fo:font-weight="bold" officeooo:rsid="00145373" officeooo:paragraph-rsid="00145373" style:font-size-asian="12pt" style:font-weight-asian="bold" style:font-size-complex="12pt" style:font-weight-complex="bold"/>
    </style:style>
    <style:style style:name="P16" style:family="paragraph" style:parent-style-name="Standard">
      <style:text-properties fo:font-weight="bold" officeooo:paragraph-rsid="001a060e" style:font-weight-asian="bold" style:font-weight-complex="bold"/>
    </style:style>
    <style:style style:name="P17" style:family="paragraph" style:parent-style-name="Text_20_body">
      <style:paragraph-properties fo:margin-top="0in" fo:margin-bottom="0in" style:contextual-spacing="false" fo:text-indent="0in" style:auto-text-indent="false"/>
      <style:text-properties fo:font-weight="bold" officeooo:rsid="0015a4d5" officeooo:paragraph-rsid="0015a4d5" style:font-weight-asian="bold" style:font-weight-complex="bold"/>
    </style:style>
    <style:style style:name="P18" style:family="paragraph" style:parent-style-name="Text_20_body">
      <style:paragraph-properties fo:margin-top="0in" fo:margin-bottom="0in" style:contextual-spacing="false" fo:text-indent="0in" style:auto-text-indent="false"/>
      <style:text-properties officeooo:rsid="0015a4d5" officeooo:paragraph-rsid="0015a4d5"/>
    </style:style>
    <style:style style:name="P19" style:family="paragraph" style:parent-style-name="Text_20_body">
      <style:paragraph-properties fo:margin-top="0in" fo:margin-bottom="0in" style:contextual-spacing="false" fo:text-indent="0in" style:auto-text-indent="false"/>
      <style:text-properties officeooo:rsid="001778ff" officeooo:paragraph-rsid="001778ff"/>
    </style:style>
    <style:style style:name="P20" style:family="paragraph" style:parent-style-name="Text_20_body">
      <style:paragraph-properties fo:margin-top="0in" fo:margin-bottom="0in" style:contextual-spacing="false"/>
      <style:text-properties officeooo:rsid="001778ff" officeooo:paragraph-rsid="001778ff"/>
    </style:style>
    <style:style style:name="P21" style:family="paragraph" style:parent-style-name="Text_20_body">
      <style:paragraph-properties fo:margin-top="0in" fo:margin-bottom="0in" style:contextual-spacing="false"/>
      <style:text-properties officeooo:paragraph-rsid="001778ff"/>
    </style:style>
    <style:style style:name="P22" style:family="paragraph" style:parent-style-name="Text_20_body">
      <style:paragraph-properties fo:margin-top="0in" fo:margin-bottom="0in" style:contextual-spacing="false"/>
      <style:text-properties officeooo:rsid="00196552" officeooo:paragraph-rsid="00196552"/>
    </style:style>
    <style:style style:name="P23" style:family="paragraph" style:parent-style-name="Footer">
      <style:paragraph-properties fo:text-align="end" style:justify-single-word="false"/>
      <style:text-properties officeooo:rsid="001dfa8c" officeooo:paragraph-rsid="001dfa8c"/>
    </style:style>
    <style:style style:name="P24" style:family="paragraph" style:parent-style-name="Heading_20_4">
      <style:text-properties fo:font-size="18pt" officeooo:rsid="001122c6" officeooo:paragraph-rsid="001122c6" style:font-size-asian="15.75pt" style:font-size-complex="18pt"/>
    </style:style>
    <style:style style:name="P25" style:family="paragraph" style:parent-style-name="Standard" style:list-style-name="L1">
      <style:text-properties fo:font-size="12pt" officeooo:rsid="001122c6" officeooo:paragraph-rsid="001122c6" style:font-size-asian="12pt" style:font-size-complex="12pt"/>
    </style:style>
    <style:style style:name="P26" style:family="paragraph" style:parent-style-name="Standard" style:list-style-name="L8">
      <style:text-properties fo:font-size="12pt" officeooo:rsid="001122c6" officeooo:paragraph-rsid="001122c6" style:font-size-asian="12pt" style:font-size-complex="12pt"/>
    </style:style>
    <style:style style:name="P27" style:family="paragraph" style:parent-style-name="Standard" style:list-style-name="L2">
      <style:text-properties fo:font-size="12pt" officeooo:rsid="0012a431" officeooo:paragraph-rsid="0012a431" style:font-size-asian="12pt" style:font-size-complex="12pt"/>
    </style:style>
    <style:style style:name="P28" style:family="paragraph" style:parent-style-name="Standard" style:list-style-name="L8">
      <style:text-properties fo:font-size="12pt" officeooo:rsid="00145373" officeooo:paragraph-rsid="00145373" style:font-size-asian="12pt" style:font-size-complex="12pt"/>
    </style:style>
    <style:style style:name="P29" style:family="paragraph" style:parent-style-name="Standard">
      <style:text-properties fo:font-size="12pt" officeooo:rsid="00145373" officeooo:paragraph-rsid="00145373" style:font-size-asian="12pt" style:font-size-complex="12pt"/>
    </style:style>
    <style:style style:name="P30" style:family="paragraph" style:parent-style-name="Standard" style:list-style-name="L16">
      <style:text-properties fo:font-size="12pt" officeooo:rsid="00196552" officeooo:paragraph-rsid="00196552" style:font-size-asian="12pt" style:font-size-complex="12pt"/>
    </style:style>
    <style:style style:name="P31" style:family="paragraph" style:parent-style-name="Text_20_body" style:list-style-name="L5">
      <style:paragraph-properties fo:margin-left="0in" fo:margin-right="0in" fo:margin-top="0in" fo:margin-bottom="0in" style:contextual-spacing="false" fo:text-indent="0in" style:auto-text-indent="false"/>
    </style:style>
    <style:style style:name="P32" style:family="paragraph" style:parent-style-name="Text_20_body" style:list-style-name="L6">
      <style:paragraph-properties fo:margin-top="0in" fo:margin-bottom="0in" style:contextual-spacing="false" fo:text-indent="0in" style:auto-text-indent="false"/>
    </style:style>
    <style:style style:name="P33" style:family="paragraph" style:parent-style-name="Text_20_body" style:list-style-name="L7">
      <loext:graphic-properties draw:fill="none"/>
      <style:paragraph-properties fo:margin-left="0in" fo:margin-right="-0.4335in" fo:margin-top="0in" fo:margin-bottom="0.0972in" style:contextual-spacing="false" fo:line-height="115%" fo:text-indent="0in" style:auto-text-indent="false" fo:background-color="transparent"/>
      <style:text-properties officeooo:paragraph-rsid="0013e44b"/>
    </style:style>
    <style:style style:name="P34" style:family="paragraph" style:parent-style-name="Text_20_body">
      <style:paragraph-properties fo:margin-top="0in" fo:margin-bottom="0in" style:contextual-spacing="false" fo:text-indent="0in" style:auto-text-indent="false"/>
      <style:text-properties fo:font-variant="normal" fo:text-transform="none" fo:color="#000000" loext:opacity="100%" fo:letter-spacing="normal" fo:font-style="normal" fo:font-weight="normal" officeooo:rsid="001778ff" officeooo:paragraph-rsid="001778ff"/>
    </style:style>
    <style:style style:name="P35" style:family="paragraph" style:parent-style-name="Text_20_body">
      <style:paragraph-properties fo:margin-top="0in" fo:margin-bottom="0in" style:contextual-spacing="false"/>
      <style:text-properties fo:font-variant="normal" fo:text-transform="none" fo:color="#000000" loext:opacity="100%" fo:letter-spacing="normal" fo:font-style="normal" fo:font-weight="normal" officeooo:rsid="001778ff" officeooo:paragraph-rsid="001778ff"/>
    </style:style>
    <style:style style:name="P36" style:family="paragraph" style:parent-style-name="Text_20_body" style:list-style-name="L12">
      <style:paragraph-properties fo:margin-top="0in" fo:margin-bottom="0in" style:contextual-spacing="false"/>
      <style:text-properties fo:font-variant="normal" fo:text-transform="none" fo:color="#000000" loext:opacity="100%" fo:letter-spacing="normal" fo:font-style="normal" fo:font-weight="normal" officeooo:rsid="001778ff" officeooo:paragraph-rsid="001778ff"/>
    </style:style>
    <style:style style:name="P37" style:family="paragraph" style:parent-style-name="Text_20_body" style:list-style-name="L13">
      <style:paragraph-properties fo:margin-top="0in" fo:margin-bottom="0in" style:contextual-spacing="false"/>
      <style:text-properties fo:font-variant="normal" fo:text-transform="none" fo:color="#000000" loext:opacity="100%" fo:letter-spacing="normal" fo:font-style="normal" fo:font-weight="normal" officeooo:rsid="001778ff" officeooo:paragraph-rsid="001778ff"/>
    </style:style>
    <style:style style:name="P38" style:family="paragraph" style:parent-style-name="Text_20_body" style:list-style-name="L15">
      <style:paragraph-properties fo:margin-top="0in" fo:margin-bottom="0in" style:contextual-spacing="false"/>
      <style:text-properties fo:font-variant="normal" fo:text-transform="none" fo:color="#000000" loext:opacity="100%" fo:letter-spacing="normal" fo:font-style="normal" fo:font-weight="normal" officeooo:rsid="001778ff" officeooo:paragraph-rsid="001778ff"/>
    </style:style>
    <style:style style:name="P39" style:family="paragraph" style:parent-style-name="Text_20_body">
      <style:paragraph-properties fo:margin-top="0in" fo:margin-bottom="0in" style:contextual-spacing="false"/>
      <style:text-properties fo:font-variant="normal" fo:text-transform="none" fo:color="#000000" loext:opacity="100%" fo:letter-spacing="normal" fo:font-style="normal" fo:font-weight="normal" officeooo:rsid="00196552" officeooo:paragraph-rsid="00196552"/>
    </style:style>
    <style:style style:name="P40" style:family="paragraph" style:parent-style-name="Text_20_body">
      <style:paragraph-properties fo:margin-top="0in" fo:margin-bottom="0in" style:contextual-spacing="false" fo:text-indent="0in" style:auto-text-indent="false"/>
      <style:text-properties fo:font-variant="normal" fo:text-transform="none" fo:color="#000000" loext:opacity="100%" fo:letter-spacing="normal" fo:font-style="normal" fo:font-weight="bold" officeooo:rsid="001778ff" officeooo:paragraph-rsid="001778ff" style:font-weight-asian="bold" style:font-weight-complex="bold"/>
    </style:style>
    <style:style style:name="P41" style:family="paragraph" style:parent-style-name="Text_20_body">
      <style:paragraph-properties fo:margin-top="0in" fo:margin-bottom="0in" style:contextual-spacing="false"/>
      <style:text-properties fo:font-variant="normal" fo:text-transform="none" fo:color="#000000" loext:opacity="100%" fo:letter-spacing="normal" fo:font-style="normal" fo:font-weight="bold" officeooo:rsid="001778ff" officeooo:paragraph-rsid="001778ff" style:font-weight-asian="bold" style:font-weight-complex="bold"/>
    </style:style>
    <style:style style:name="P42" style:family="paragraph" style:parent-style-name="Text_20_body">
      <style:paragraph-properties fo:margin-top="0in" fo:margin-bottom="0in" style:contextual-spacing="false"/>
      <style:text-properties fo:font-variant="normal" fo:text-transform="none" fo:color="#000000" loext:opacity="100%" fo:letter-spacing="normal" fo:font-style="normal" fo:font-weight="bold" officeooo:rsid="00196552" officeooo:paragraph-rsid="00196552" style:font-weight-asian="bold" style:font-weight-complex="bold"/>
    </style:style>
    <style:style style:name="P43" style:family="paragraph" style:parent-style-name="Text_20_body" style:list-style-name="L9">
      <style:paragraph-properties fo:margin-top="0in" fo:margin-bottom="0in" style:contextual-spacing="false" fo:text-indent="0in" style:auto-text-indent="false"/>
      <style:text-properties officeooo:paragraph-rsid="0015a4d5"/>
    </style:style>
    <style:style style:name="P44" style:family="paragraph" style:parent-style-name="Text_20_body" style:list-style-name="L10">
      <style:paragraph-properties fo:margin-left="0in" fo:margin-right="0in" fo:margin-top="0in" fo:margin-bottom="0in" style:contextual-spacing="false" fo:text-indent="0in" style:auto-text-indent="false"/>
    </style:style>
    <style:style style:name="P45" style:family="paragraph" style:parent-style-name="Text_20_body" style:list-style-name="L11">
      <style:paragraph-properties fo:margin-left="0in" fo:margin-right="0in" fo:margin-top="0in" fo:margin-bottom="0in" style:contextual-spacing="false" fo:text-indent="0in" style:auto-text-indent="false"/>
    </style:style>
    <style:style style:name="P46" style:family="paragraph" style:parent-style-name="Text_20_body" style:list-style-name="L11">
      <style:paragraph-properties fo:margin-top="0in" fo:margin-bottom="0in" style:contextual-spacing="false" fo:text-indent="0in" style:auto-text-indent="false"/>
    </style:style>
    <style:style style:name="P47" style:family="paragraph" style:parent-style-name="Text_20_body" style:list-style-name="L12">
      <style:paragraph-properties fo:margin-top="0in" fo:margin-bottom="0in" style:contextual-spacing="false"/>
      <style:text-properties officeooo:rsid="001778ff" officeooo:paragraph-rsid="001778ff"/>
    </style:style>
    <style:style style:name="P48" style:family="paragraph" style:parent-style-name="Text_20_body" style:list-style-name="L15">
      <style:paragraph-properties fo:margin-top="0in" fo:margin-bottom="0in" style:contextual-spacing="false"/>
      <style:text-properties officeooo:rsid="001778ff" officeooo:paragraph-rsid="001778ff"/>
    </style:style>
    <style:style style:name="P49" style:family="paragraph" style:parent-style-name="Text_20_body" style:list-style-name="L14">
      <style:paragraph-properties fo:margin-top="0in" fo:margin-bottom="0in" style:contextual-spacing="false"/>
    </style:style>
    <style:style style:name="P50" style:family="paragraph" style:parent-style-name="Text_20_body" style:list-style-name="L14">
      <style:paragraph-properties fo:margin-top="0in" fo:margin-bottom="0in" style:contextual-spacing="false"/>
      <style:text-properties officeooo:paragraph-rsid="001778ff"/>
    </style:style>
    <style:style style:name="P51" style:family="paragraph" style:parent-style-name="Text_20_body" style:list-style-name="L17">
      <style:paragraph-properties fo:margin-top="0in" fo:margin-bottom="0in" style:contextual-spacing="false"/>
    </style:style>
    <style:style style:name="P52" style:family="paragraph" style:parent-style-name="Text_20_body" style:list-style-name="L17"/>
    <style:style style:name="P53" style:family="paragraph" style:parent-style-name="Text_20_body" style:list-style-name="L18">
      <style:text-properties officeooo:paragraph-rsid="0013e44b"/>
    </style:style>
    <style:style style:name="P54" style:family="paragraph" style:parent-style-name="Text_20_body" style:list-style-name="L18">
      <style:paragraph-properties fo:margin-top="0in" fo:margin-bottom="0in" style:contextual-spacing="false"/>
    </style:style>
    <style:style style:name="P55" style:family="paragraph" style:parent-style-name="Text_20_body" style:list-style-name="L19"/>
    <style:style style:name="P56" style:family="paragraph" style:parent-style-name="Text_20_body" style:list-style-name="L19">
      <style:paragraph-properties fo:margin-top="0in" fo:margin-bottom="0in" style:contextual-spacing="false"/>
    </style:style>
    <style:style style:name="P57" style:family="paragraph" style:parent-style-name="Text_20_body" style:list-style-name="L20"/>
    <style:style style:name="P58" style:family="paragraph" style:parent-style-name="Text_20_body" style:list-style-name="L20">
      <style:paragraph-properties fo:margin-top="0in" fo:margin-bottom="0in" style:contextual-spacing="false"/>
    </style:style>
    <style:style style:name="P59" style:family="paragraph" style:parent-style-name="Text_20_body">
      <style:text-properties fo:font-size="12pt" officeooo:rsid="001122c6" officeooo:paragraph-rsid="0015a4d5" style:font-size-asian="12pt" style:font-size-complex="12pt"/>
    </style:style>
    <style:style style:name="P60" style:family="paragraph" style:parent-style-name="Text_20_body" style:list-style-name="L21">
      <style:paragraph-properties fo:margin-top="0in" fo:margin-bottom="0in" style:contextual-spacing="false"/>
      <style:text-properties officeooo:paragraph-rsid="0015a4d5"/>
    </style:style>
    <style:style style:name="P61" style:family="paragraph" style:parent-style-name="Text_20_body" style:list-style-name="L21">
      <style:paragraph-properties fo:margin-top="0in" fo:margin-bottom="0in" style:contextual-spacing="false"/>
    </style:style>
    <style:style style:name="P62" style:family="paragraph" style:parent-style-name="Text_20_body" style:list-style-name="L22">
      <style:text-properties officeooo:paragraph-rsid="0015a4d5"/>
    </style:style>
    <style:style style:name="P63" style:family="paragraph" style:parent-style-name="Text_20_body" style:list-style-name="L22">
      <style:paragraph-properties fo:margin-top="0in" fo:margin-bottom="0in" style:contextual-spacing="false"/>
    </style:style>
    <style:style style:name="P64" style:family="paragraph" style:parent-style-name="Text_20_body" style:list-style-name="L23">
      <style:paragraph-properties fo:margin-top="0in" fo:margin-bottom="0in" style:contextual-spacing="false"/>
    </style:style>
    <style:style style:name="P65" style:family="paragraph">
      <loext:graphic-properties draw:fill-color="#000000"/>
      <style:paragraph-properties fo:text-align="center"/>
    </style:style>
    <style:style style:name="T1" style:family="text">
      <style:text-properties officeooo:rsid="0012a431"/>
    </style:style>
    <style:style style:name="T2" style:family="text">
      <style:text-properties fo:font-variant="normal" fo:text-transform="none" fo:color="#000000" loext:opacity="100%" fo:letter-spacing="normal" fo:font-style="normal"/>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officeooo:rsid="001778ff"/>
    </style:style>
    <style:style style:name="T5" style:family="text">
      <style:text-properties fo:font-variant="normal" fo:text-transform="none" fo:color="#000000" loext:opacity="100%" fo:letter-spacing="normal" fo:font-style="normal" fo:font-weight="bold" style:font-weight-asian="bold" style:font-weight-complex="bold"/>
    </style:style>
    <style:style style:name="T6" style:family="text">
      <style:text-properties fo:font-variant="normal" fo:text-transform="none" fo:color="#000000" loext:opacity="100%" fo:font-size="12pt" fo:letter-spacing="normal" fo:font-style="normal" fo:font-weight="normal" style:font-size-asian="12pt" style:font-size-complex="12pt"/>
    </style:style>
    <style:style style:name="T7" style:family="text">
      <style:text-properties fo:font-variant="normal" fo:text-transform="none" fo:color="#000000" loext:opacity="100%" fo:font-size="12pt" fo:letter-spacing="normal" fo:font-style="normal" fo:font-weight="bold" style:font-size-asian="12pt" style:font-weight-asian="bold" style:font-size-complex="12pt" style:font-weight-complex="bold"/>
    </style:style>
    <style:style style:name="T8" style:family="text">
      <style:text-properties fo:font-size="12pt" officeooo:rsid="001a060e" style:font-size-asian="12pt" style:font-size-complex="12pt"/>
    </style:style>
    <style:style style:name="T9" style:family="text">
      <style:text-properties officeooo:rsid="00145373"/>
    </style:style>
    <style:style style:name="T10" style:family="text">
      <style:text-properties officeooo:rsid="0015a4d5"/>
    </style:style>
    <style:style style:name="T11" style:family="text">
      <style:text-properties officeooo:rsid="001778ff"/>
    </style:style>
    <style:style style:name="T12" style:family="text">
      <style:text-properties fo:font-weight="bold" style:font-weight-asian="bold" style:font-weight-complex="bold"/>
    </style:style>
    <style:style style:name="T13" style:family="text">
      <style:text-properties officeooo:rsid="001dfa8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draw:fill-color="#000000"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ek- 1 Understanding Document</text:p>
      <text:p text:style-name="P12"/>
      <text:p text:style-name="P12">Name- Siddhartha Mukherjee</text:p>
      <text:p text:style-name="P11"><text:span text:style-name="T12">Email- </text:span><text:a xlink:type="simple" xlink:href="mailto:21052365@kiit.ac.in" text:style-name="Internet_20_link" text:visited-style-name="Visited_20_Internet_20_Link"><text:span text:style-name="T12">21052365@kiit.ac.in</text:span></text:a></text:p>
      <text:p text:style-name="P16"><text:span text:style-name="T8">Superset ID- </text:span>4957805</text:p>
      <text:p text:style-name="P16"><draw:line text:anchor-type="paragraph" draw:z-index="0" draw:name="Line 1" draw:style-name="gr1" draw:text-style-name="P65" svg:x1="-0.0236in" svg:y1="0.1382in" svg:x2="7.4335in" svg:y2="0.1382in"><text:p/></draw:line></text:p>
      <text:p text:style-name="P5"/>
      <text:p text:style-name="P13">What is ServiceNow?</text:p>
      <text:p text:style-name="P5"/>
      <text:p text:style-name="P5">ServiceNow is an APaaS which stands for application platform as a service which <text:span text:style-name="T1">provides us with services that are </text:span>readily available over the cloud and which helps the employee of an organisation to work the way they want to, not how the software dictates them to work. </text:p>
      <text:p text:style-name="P5"/>
      <text:p text:style-name="P5">It helps to solve problems that enterprises face regularly including, </text:p>
      <text:p text:style-name="P5"/>
      <text:list text:style-name="L1">
        <text:list-item>
          <text:p text:style-name="P25"><text:span text:style-name="T12">Service Management-</text:span> <text:span text:style-name="T9">This includes managing the incidents, problems and changes. It has many features like analytics, insights and others that impacts speed and delivery of services.</text:span></text:p>
          <text:p text:style-name="P25"/>
        </text:list-item>
        <text:list-item>
          <text:p text:style-name="P25"><text:span text:style-name="T12">HR Management-</text:span> <text:span text:style-name="T9">This include leave management, timesheet management, employee document management and new onboarding management.</text:span></text:p>
          <text:p text:style-name="P25"/>
        </text:list-item>
        <text:list-item>
          <text:p text:style-name="P25"><text:span text:style-name="T12">Finance and Operation Management- </text:span><text:span text:style-name="T9">This includes managing operations related to finance and automating the financial process.</text:span></text:p>
        </text:list-item>
      </text:list>
      <text:p text:style-name="P5"/>
      <text:p text:style-name="P14"><text:span text:style-name="T13">What are the different t</text:span>ypes of ServiceNow release?</text:p>
      <text:p text:style-name="P7"/>
      <text:list text:style-name="L2">
        <text:list-item>
          <text:p text:style-name="P27">Feature Release</text:p>
        </text:list-item>
        <text:list-item>
          <text:p text:style-name="P27">Patch Release</text:p>
        </text:list-item>
        <text:list-item>
          <text:p text:style-name="P27">Hot Fix</text:p>
        </text:list-item>
      </text:list>
      <text:p text:style-name="P6"/>
      <text:p text:style-name="P13">ServiceNow Platform Architecture?</text:p>
      <text:p text:style-name="P5"/>
      <text:p text:style-name="P8">The ServiceNow Platform consists of the the following layers,</text:p>
      <text:h text:style-name="P24" text:outline-level="4"><text:span text:style-name="T6">1. </text:span><text:span text:style-name="Strong_20_Emphasis"><text:span text:style-name="T7">User Interface (UI) Layer:</text:span></text:span></text:h>
      <text:list text:style-name="L17">
        <text:list-item>
          <text:p text:style-name="P51"><text:span text:style-name="Strong_20_Emphasis"><text:span text:style-name="T7">Portal and Dashboards</text:span></text:span><text:span text:style-name="T7">: </text:span><text:span text:style-name="T6">The UI layer consists of portals, dashboards, and user interfaces that provide a seamless experience for end-users. It includes Service Portals, Service Catalogs, and customized dashboards that users interact with.</text:span></text:p>
        </text:list-item>
        <text:list-item>
          <text:p text:style-name="P51"><text:span text:style-name="Strong_20_Emphasis"><text:span text:style-name="T7">Forms and Lists</text:span></text:span><text:span text:style-name="T7">:</text:span><text:span text:style-name="T6"> Users interact with records through forms (for single records) and lists (for multiple records). The UI is customizable using UI policies, UI actions, and client scripts.</text:span></text:p>
        </text:list-item>
        <text:list-item>
          <text:p text:style-name="P52"><text:span text:style-name="Strong_20_Emphasis"><text:span text:style-name="T7">UI Actions and Scripts</text:span></text:span><text:span text:style-name="T7">:</text:span><text:span text:style-name="T6"> This layer also allows the use of client-side scripting to enhance the user experience by customizing forms, lists, and workflows according to business logic.</text:span></text:p>
        </text:list-item>
      </text:list>
      <text:h text:style-name="P1" text:outline-level="4"><text:span text:style-name="T6">2. </text:span><text:span text:style-name="Strong_20_Emphasis"><text:span text:style-name="T7">Application Layer</text:span></text:span></text:h>
      <text:list text:style-name="L18">
        <text:list-item>
          <text:p text:style-name="P54"><text:span text:style-name="Strong_20_Emphasis"><text:span text:style-name="T7">Applications and Modules</text:span></text:span><text:span text:style-name="T7">:</text:span><text:span text:style-name="T6"> ServiceNow is built on applications and modules that represent different functionalities like Incident Management, Problem Management, Change Management, etc. These are grouped into modules for easier navigation and use.</text:span></text:p>
        </text:list-item>
        <text:list-item>
          <text:p text:style-name="P54"><text:soft-page-break/><text:span text:style-name="Strong_20_Emphasis"><text:span text:style-name="T7">Business Rules and Workflows</text:span></text:span><text:span text:style-name="T7">: </text:span><text:span text:style-name="T6">The application layer includes business rules and workflows that enforce business logic and automate processes. Business rules run on the server side and are triggered based on specific conditions, while workflows define the sequence of tasks and approvals for automating business processes.</text:span></text:p>
        </text:list-item>
        <text:list-item>
          <text:p text:style-name="P53"><text:span text:style-name="Strong_20_Emphasis"><text:span text:style-name="T7">Service Catalog and Request Management</text:span></text:span><text:span text:style-name="T7">: </text:span><text:span text:style-name="T6">This component manages the service offerings and requests. It allows users to submit and track requests for various services provided by the IT department or other business units.</text:span></text:p>
        </text:list-item>
      </text:list>
      <text:h text:style-name="P4" text:outline-level="4"><text:span text:style-name="T6">3. </text:span><text:span text:style-name="Strong_20_Emphasis"><text:span text:style-name="T7">Integration Layer</text:span></text:span></text:h>
      <text:list text:style-name="L5">
        <text:list-header>
          <text:p text:style-name="P31"><text:span text:style-name="Strong_20_Emphasis"><text:span text:style-name="T6">APIs and Web Services</text:span></text:span><text:span text:style-name="T6">: ServiceNow supports REST and SOAP APIs for integrating with other systems. These APIs allow for inbound and outbound communication, enabling ServiceNow to interact with third-party applications and services.</text:span></text:p>
          <text:p text:style-name="P31"><text:span text:style-name="T6"/></text:p>
        </text:list-header>
      </text:list>
      <text:h text:style-name="P2" text:outline-level="4"><text:span text:style-name="T6">4.</text:span><text:span text:style-name="T7"> </text:span><text:span text:style-name="Strong_20_Emphasis"><text:span text:style-name="T7">Data Layer</text:span></text:span></text:h>
      <text:list text:style-name="L19">
        <text:list-item>
          <text:p text:style-name="P55"><text:span text:style-name="Strong_20_Emphasis"><text:span text:style-name="T7">Tables and Databases</text:span></text:span><text:span text:style-name="T7">:</text:span><text:span text:style-name="T6"> ServiceNow uses a relational database to store data, with all records stored in tables. These tables can be customized to fit specific business needs, and new tables can be created as needed. ServiceNow’s database schema is highly flexible and supports custom fields, relationships, and dependencies.</text:span></text:p>
        </text:list-item>
        <text:list-item>
          <text:p text:style-name="P56"><text:span text:style-name="Strong_20_Emphasis"><text:span text:style-name="T7">CMDB (Configuration Management Database)</text:span></text:span><text:span text:style-name="T7">: </text:span><text:span text:style-name="T6">The CMDB is a key component in the ServiceNow platform, storing configuration items (CIs) and their relationships. It serves as the foundation for various ITIL processes, such as Incident, Problem, and Change Management.</text:span></text:p>
        </text:list-item>
      </text:list>
      <text:list text:style-name="L6">
        <text:list-header>
          <text:p text:style-name="P32"><text:span text:style-name="T6"/></text:p>
        </text:list-header>
      </text:list>
      <text:h text:style-name="Heading_20_4" text:outline-level="4"><text:span text:style-name="T6">5. </text:span><text:span text:style-name="Strong_20_Emphasis"><text:span text:style-name="T7">Processing Layer</text:span></text:span></text:h>
      <text:list text:style-name="L20">
        <text:list-item>
          <text:p text:style-name="P58"><text:span text:style-name="Strong_20_Emphasis"><text:span text:style-name="T7">Mid Server</text:span></text:span><text:span text:style-name="T7">: </text:span><text:span text:style-name="T6">The Mid Server is an on-premise component that facilitates communication between ServiceNow and on-premises resources. It acts as a bridge for integrations that require access to internal networks, such as LDAP, JDBC, or file systems.</text:span></text:p>
        </text:list-item>
        <text:list-item>
          <text:p text:style-name="P58"><text:span text:style-name="Strong_20_Emphasis"><text:span text:style-name="T7">Schedulers and Job Management</text:span></text:span><text:span text:style-name="T7">: </text:span><text:span text:style-name="T6">ServiceNow includes a scheduler for managing background jobs, which are tasks that run asynchronously. These jobs handle tasks like data import/export, report generation, and other automated processes.</text:span></text:p>
        </text:list-item>
        <text:list-item>
          <text:p text:style-name="P57"><text:span text:style-name="Strong_20_Emphasis"><text:span text:style-name="T7">Notifications and Alerts</text:span></text:span><text:span text:style-name="T7">: </text:span><text:span text:style-name="T6">The platform provides a robust notification engine that can send alerts via email, SMS, or other channels based on specific triggers or conditions.</text:span></text:p>
        </text:list-item>
      </text:list>
      <text:list text:style-name="L7">
        <text:list-header>
          <text:p text:style-name="P33"><text:span text:style-name="T6"/></text:p>
        </text:list-header>
      </text:list>
      <text:p text:style-name="P15"><text:span text:style-name="T13">What are the different types of d</text:span>ata Representation in ServiceNow?</text:p>
      <text:p text:style-name="P9"/>
      <text:list text:style-name="L8">
        <text:list-item>
          <text:p text:style-name="P28"><text:span text:style-name="T12">Record- </text:span>A record is a row in a spreadsheet. Every data in ServiceNow is a row in a table.</text:p>
          <text:p text:style-name="P26"/>
        </text:list-item>
        <text:list-item>
          <text:p text:style-name="P28"><text:span text:style-name="T12">List View- </text:span>A list view is a view which shows multiple records in one page but shows limited fields at a time.</text:p>
          <text:p text:style-name="P28"/>
        </text:list-item>
        <text:list-item>
          <text:p text:style-name="P28"><text:span text:style-name="T12">Form View- </text:span>A form view displays one record per page and offers more control and shows multiple fields at a time.</text:p>
        </text:list-item>
      </text:list>
      <text:p text:style-name="P9"/>
      <text:p text:style-name="P13"><text:soft-page-break/>ServiceNow <text:span text:style-name="T10">Search</text:span> and Filters?</text:p>
      <text:p text:style-name="P59"><text:span text:style-name="T3"/></text:p>
      <text:p text:style-name="P59"><text:span text:style-name="T3">ServiceNow provides robust search and filtering capabilities that allow users to quickly find and interact with the data they need. These features are crucial for navigating large datasets, refining search results, and managing records effectively. </text:span></text:p>
      <text:h text:style-name="P1" text:outline-level="4"><text:span text:style-name="T3">1. </text:span><text:span text:style-name="Strong_20_Emphasis"><text:span text:style-name="T5">Global Search</text:span></text:span></text:h>
      <text:list text:style-name="L21">
        <text:list-item>
          <text:p text:style-name="P61"><text:span text:style-name="Strong_20_Emphasis"><text:span text:style-name="T5">Global Search Bar</text:span></text:span><text:span text:style-name="T5">:</text:span><text:span text:style-name="T3"> The global search bar is located at the top of the ServiceNow interface and allows users to search across the entire platform. It searches through records, knowledge articles, catalog items, and other content types based on the user's permissions.</text:span></text:p>
        </text:list-item>
        <text:list-item>
          <text:p text:style-name="P60"><text:span text:style-name="Strong_20_Emphasis"><text:span text:style-name="T5">Search Scope</text:span></text:span><text:span text:style-name="T5">:</text:span><text:span text:style-name="T3"> Users can limit the scope of the global search by selecting specific categories or modules to search within, such as Incidents, Changes, or Knowledge Articles. This helps narrow down the results to more relevant entries.</text:span></text:p>
        </text:list-item>
        <text:list-item>
          <text:p text:style-name="P60"><text:span text:style-name="Strong_20_Emphasis"><text:span text:style-name="T5">Search Results</text:span></text:span><text:span text:style-name="T5">:</text:span><text:span text:style-name="T3"> The search results are displayed in a categorized format, showing relevant records from different tables and applications. Users can click on the results to navigate directly to the records.</text:span></text:p>
        </text:list-item>
      </text:list>
      <text:list text:style-name="L9">
        <text:list-header>
          <text:p text:style-name="P43"><text:span text:style-name="T3"/></text:p>
        </text:list-header>
      </text:list>
      <text:h text:style-name="P1" text:outline-level="4"><text:span text:style-name="T3">2. </text:span><text:span text:style-name="Strong_20_Emphasis"><text:span text:style-name="T5">Search in Lists</text:span></text:span></text:h>
      <text:list text:style-name="L10">
        <text:list-header>
          <text:p text:style-name="P44"><text:span text:style-name="Strong_20_Emphasis"><text:span text:style-name="T3"/></text:span></text:p>
        </text:list-header>
      </text:list>
      <text:list text:style-name="L22">
        <text:list-item>
          <text:p text:style-name="P63"><text:span text:style-name="Strong_20_Emphasis"><text:span text:style-name="T5">Column Search</text:span></text:span><text:span text:style-name="T5">: </text:span><text:span text:style-name="T3">When viewing a list of records, users can search within specific columns by typing keywords or values into the search field at the top of the column. This method allows for precise filtering of records based on the content of a particular field, such as Incident Number, Assigned To, or Priority.</text:span></text:p>
        </text:list-item>
        <text:list-item>
          <text:p text:style-name="P63"><text:span text:style-name="Strong_20_Emphasis"><text:span text:style-name="T5">Condition Builder</text:span></text:span><text:span text:style-name="T5">:</text:span><text:span text:style-name="T3"> For more complex searches, the condition builder provides a way to create detailed search queries. Users can define multiple conditions, such as "Priority is High AND State is Open," to filter the list according to specific criteria.</text:span></text:p>
        </text:list-item>
        <text:list-item>
          <text:p text:style-name="P62"><text:span text:style-name="Strong_20_Emphasis"><text:span text:style-name="T5">Wildcards and Operators</text:span></text:span><text:span text:style-name="T5">: </text:span><text:span text:style-name="T3">ServiceNow supports the use of wildcards (e.g., </text:span><text:span text:style-name="Source_20_Text"><text:span text:style-name="T3">*</text:span></text:span><text:span text:style-name="T3"> for any character) and operators (e.g., </text:span><text:span text:style-name="Source_20_Text"><text:span text:style-name="T3">=</text:span></text:span><text:span text:style-name="T3">, </text:span><text:span text:style-name="Source_20_Text"><text:span text:style-name="T3">!=</text:span></text:span><text:span text:style-name="T3">, </text:span><text:span text:style-name="Source_20_Text"><text:span text:style-name="T3">&gt;</text:span></text:span><text:span text:style-name="T3">), enabling users to perform more flexible searches. </text:span></text:p>
        </text:list-item>
      </text:list>
      <text:h text:style-name="P1" text:outline-level="4"><text:span text:style-name="T3">3.</text:span><text:span text:style-name="T5"> </text:span><text:span text:style-name="Strong_20_Emphasis"><text:span text:style-name="T5">Filters</text:span></text:span></text:h>
      <text:list xml:id="list3052302646" text:style-name="L11">
        <text:list-header>
          <text:p text:style-name="P45"><text:span text:style-name="Strong_20_Emphasis"><text:span text:style-name="T3"/></text:span></text:p>
        </text:list-header>
      </text:list>
      <text:list text:style-name="L23">
        <text:list-item>
          <text:p text:style-name="P64"><text:span text:style-name="Strong_20_Emphasis"><text:span text:style-name="T5">Creating Filters</text:span></text:span><text:span text:style-name="T5">:</text:span><text:span text:style-name="T3"> Filters allow users to display only the records that meet specific criteria. Users can create filters by selecting conditions in the filter criteria builder at the top of a list view. For example, a filter could be created to show only incidents assigned to a particular user or incidents that are in a "Resolved" state.</text:span></text:p>
        </text:list-item>
        <text:list-item>
          <text:p text:style-name="P64"><text:span text:style-name="Strong_20_Emphasis"><text:span text:style-name="T5">Saving Filters</text:span></text:span><text:span text:style-name="T5">:</text:span><text:span text:style-name="T3"> Users can save frequently used filters for easy access. Saved filters appear in the filter navigator, allowing users to apply them with a single click. This feature is particularly useful for users who regularly need to view specific subsets of data.</text:span></text:p>
        </text:list-item>
      </text:list>
      <text:list text:continue-list="list3052302646" text:style-name="L11">
        <text:list-header>
          <text:p text:style-name="P46"><text:span text:style-name="T3"/></text:p>
        </text:list-header>
      </text:list>
      <text:p text:style-name="P17"><text:span text:style-name="T4">What is </text:span><text:span text:style-name="T2">UI Policy and Data Policy in ServiceNow?</text:span></text:p>
      <text:p text:style-name="P18"><text:span text:style-name="T3"/></text:p>
      <text:p text:style-name="P34">UI Policy are scripts or operation that runs on the client side and works in a form. With this we can set a field as mandatory, read-only or show/hide.</text:p>
      <text:p text:style-name="P34"><text:soft-page-break/>Data Policy are scripts or operations which run on the server side and can only make a field mandatory or read-only.</text:p>
      <text:p text:style-name="P19"><text:span text:style-name="T3"/></text:p>
      <text:p text:style-name="P40">What is Update Set in ServiceNow?</text:p>
      <text:p text:style-name="P19"><text:span text:style-name="T3"/></text:p>
      <text:p text:style-name="P34">It is a group of configuration changes or business rules which can be moved from one instance to another. Capture all changes in an unit and move to other instance.</text:p>
      <text:p text:style-name="P19"><text:span text:style-name="T3"/></text:p>
      <text:p text:style-name="P34">Items we can capture:</text:p>
      <text:list text:style-name="L12">
        <text:list-item>
          <text:p text:style-name="P36">Business Rule</text:p>
        </text:list-item>
        <text:list-item>
          <text:p text:style-name="P36">Client Script</text:p>
        </text:list-item>
        <text:list-item>
          <text:p text:style-name="P36">UI Policy</text:p>
        </text:list-item>
        <text:list-item>
          <text:p text:style-name="P36">UI Action</text:p>
        </text:list-item>
        <text:list-item>
          <text:p text:style-name="P36">Notifications</text:p>
        </text:list-item>
        <text:list-item>
          <text:p text:style-name="P36">Form Configuration</text:p>
          <text:p text:style-name="P47"><text:span text:style-name="T3"/></text:p>
        </text:list-item>
      </text:list>
      <text:p text:style-name="P35">Items we cannot capture:</text:p>
      <text:list text:style-name="L13">
        <text:list-item>
          <text:p text:style-name="P37">Records</text:p>
        </text:list-item>
        <text:list-item>
          <text:p text:style-name="P37">Users</text:p>
        </text:list-item>
        <text:list-item>
          <text:p text:style-name="P37">Group</text:p>
        </text:list-item>
        <text:list-item>
          <text:p text:style-name="P37">CMDB Records</text:p>
        </text:list-item>
        <text:list-item>
          <text:p text:style-name="P37">System Properties</text:p>
        </text:list-item>
      </text:list>
      <text:p text:style-name="P5"/>
      <text:p text:style-name="P13"><text:span text:style-name="T11">What are the different v</text:span>iews in ServiceNow?</text:p>
      <text:p text:style-name="P5"><text:span text:style-name="Strong_20_Emphasis"><text:span text:style-name="T3"/></text:span></text:p>
      <text:list text:style-name="L14">
        <text:list-item>
          <text:p text:style-name="P49"><text:span text:style-name="Strong_20_Emphasis"><text:span text:style-name="T3">Form Views</text:span></text:span><text:span text:style-name="T3">: These are the most common types of views in ServiceNow. A form view defines how a single record is displayed. It includes the fields, sections, and related lists that are visible when a user opens a record from the list view.</text:span></text:p>
          <text:p text:style-name="P49"><text:span text:style-name="T3"/></text:p>
        </text:list-item>
        <text:list-item>
          <text:p text:style-name="P49"><text:span text:style-name="Strong_20_Emphasis"><text:span text:style-name="T3">List Views</text:span></text:span><text:span text:style-name="T3">: These views define how multiple records are displayed in a list. A list view includes the columns (fields) that appear, the order of those columns, and any groupings or aggregations applied to the list.</text:span></text:p>
          <text:p text:style-name="P49"><text:span text:style-name="T3"/></text:p>
        </text:list-item>
        <text:list-item>
          <text:p text:style-name="P50"><text:span text:style-name="Strong_20_Emphasis"><text:span text:style-name="T3">Related List Views</text:span></text:span><text:span text:style-name="T3">: These views are used for related lists, which appear as part of a form view. Related lists show related records from other tables, such as all tasks associated with a particular change request.</text:span></text:p>
          <text:p text:style-name="P50"><text:span text:style-name="T3"/></text:p>
        </text:list-item>
        <text:list-item>
          <text:p text:style-name="P50"><text:span text:style-name="Strong_20_Emphasis"><text:span text:style-name="T3">Mobile Views</text:span></text:span><text:span text:style-name="T3">: These are optimized views for mobile devices, ensuring that users can interact with records effectively on smaller screens. Mobile views often include fewer fields and simplified layouts.</text:span></text:p>
        </text:list-item>
      </text:list>
      <text:p text:style-name="P21"><text:span text:style-name="T3"/></text:p>
      <text:p text:style-name="P41">What is user administration and access control in ServiceNow?</text:p>
      <text:p text:style-name="P20"><text:span text:style-name="T3"/></text:p>
      <text:p text:style-name="P35">The user administration consists of,</text:p>
      <text:p text:style-name="P20"><text:soft-page-break/><text:span text:style-name="T3"/></text:p>
      <text:list text:style-name="L15">
        <text:list-item>
          <text:p text:style-name="P48"><text:span text:style-name="T5">User: </text:span><text:span text:style-name="T3">People having account in ServiceNow. They can be part of various roles and can have some role associated with them.</text:span></text:p>
        </text:list-item>
        <text:list-item>
          <text:p text:style-name="P48"><text:span text:style-name="T5">Group: </text:span><text:span text:style-name="T3">Collection of users which have same role. Roles can be assigned to a specific group and a group can be a part of a parent group.</text:span></text:p>
        </text:list-item>
        <text:list-item>
          <text:p text:style-name="P38"><text:span text:style-name="T12">Roles: </text:span>Collection of permission to give a certain level of access to ServiceNow. Roles are asssigned to various groups. One role can be a collection of other roles as well.</text:p>
        </text:list-item>
      </text:list>
      <text:p text:style-name="P20"><text:span text:style-name="T3"/></text:p>
      <text:p text:style-name="P42">Access Control List</text:p>
      <text:p text:style-name="P22"><text:span text:style-name="T3"/></text:p>
      <text:p text:style-name="P39">Defines to how much extent can a user interact with a row in a table. To create or edit access control list we need to elevate role of the user. Highest level of security can be applied on table, record or field.</text:p>
      <text:p text:style-name="P5"/>
      <text:p text:style-name="P13">Importing Data in ServiceNow?</text:p>
      <text:p text:style-name="P5"/>
      <text:p text:style-name="P10">Import sets allows data from various source to be mapped to the data present in ServiceNow existing table. Roles needed for doing this is either admin or import_admin.</text:p>
      <text:p text:style-name="P10"/>
      <text:p text:style-name="P10">Components of Import Sets:</text:p>
      <text:list text:style-name="L16">
        <text:list-item>
          <text:p text:style-name="P30"><text:span text:style-name="T12">Data Source-</text:span> Stores data from various data sources.</text:p>
        </text:list-item>
        <text:list-item>
          <text:p text:style-name="P30"><text:span text:style-name="T12">Load Data- </text:span>It is the place where we load data from various data source.</text:p>
        </text:list-item>
        <text:list-item>
          <text:p text:style-name="P30"><text:span text:style-name="T12">Import Set Table-</text:span> It is the staging area for records which are imported from a data source.</text:p>
        </text:list-item>
        <text:list-item>
          <text:p text:style-name="P30"><text:span text:style-name="T12">Transform Map- </text:span>It is used to create a relationship between the fields present in import set table and the fields present in the targetted table.</text:p>
        </text:list-item>
        <text:list-item>
          <text:p text:style-name="P30"><text:span text:style-name="T12">Transform-</text:span> Once mapping is done we can transfer the data to the target table using this function.</text:p>
        </text:list-item>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5528in" style:type="center"/>
          <style:tab-stop style:position="7.10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5528in" style:type="center"/>
          <style:tab-stop style:position="7.1055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dfa8c" officeooo:paragraph-rsid="001dfa8c"/>
    </style:style>
    <style:page-layout style:name="Mpm1">
      <style:page-layout-properties fo:page-width="8.2681in" fo:page-height="11.6929in" style:num-format="1" style:print-orientation="portrait" fo:margin-top="0.7874in" fo:margin-bottom="0.7874in" fo:margin-left="0.3752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22:42:31.344002982</meta:creation-date>
    <dc:date>2024-08-27T10:02:33.521422760</dc:date>
    <meta:editing-duration>PT26M1S</meta:editing-duration>
    <meta:editing-cycles>3</meta:editing-cycles>
    <meta:generator>LibreOffice/24.2.5.2$Linux_X86_64 LibreOffice_project/420$Build-2</meta:generator>
    <meta:document-statistic meta:table-count="0" meta:image-count="0" meta:object-count="0" meta:page-count="5" meta:paragraph-count="95" meta:word-count="1618" meta:character-count="9907" meta:non-whitespace-character-count="8432"/>
  </office:meta>
</office:document-meta>
</file>